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FS-2023-T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rf</text:p>
          </table:table-cell>
          <table:table-cell office:value-type="string" calcext:value-type="string">
            <text:p>n_estimator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office:value-type="string" calcext:value-type="string">
            <text:p>max_depth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covered-table-cell/>
          <table:table-cell office:value-type="string" calcext:value-type="string">
            <text:p>max_featur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covered-table-cell/>
          <table:table-cell office:value-type="string" calcext:value-type="string">
            <text:p>bootstrap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catboost</text:p>
          </table:table-cell>
          <table:table-cell office:value-type="string" calcext:value-type="string">
            <text:p>iteration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covered-table-cell/>
          <table:table-cell office:value-type="string" calcext:value-type="string">
            <text:p>depth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covered-table-cell/>
          <table:table-cell office:value-type="string" calcext:value-type="string">
            <text:p>learning_rate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covered-table-cell/>
          <table:table-cell office:value-type="string" calcext:value-type="string">
            <text:p>loss_function</text:p>
          </table:table-cell>
          <table:table-cell office:value-type="string" calcext:value-type="string">
            <text:p>MultiClass</text:p>
          </table:table-cell>
        </table:table-row>
        <table:table-row table:style-name="ro1">
          <table:table-cell office:value-type="string" calcext:value-type="string">
            <text:p>ebm</text:p>
          </table:table-cell>
          <table:table-cell office:value-type="string" calcext:value-type="string">
            <text:p>learning_r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 table:number-columns-spanned="1" table:number-rows-spanned="6">
            <text:p>lightgbm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MultiClass</text:p>
          </table:table-cell>
        </table:table-row>
        <table:table-row table:style-name="ro1">
          <table:covered-table-cell/>
          <table:table-cell office:value-type="string" calcext:value-type="string">
            <text:p>num_clas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covered-table-cell/>
          <table:table-cell office:value-type="string" calcext:value-type="string">
            <text:p>learning_rate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covered-table-cell/>
          <table:table-cell office:value-type="string" calcext:value-type="string">
            <text:p>num_iterations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covered-table-cell/>
          <table:table-cell office:value-type="string" calcext:value-type="string">
            <text:p>max_dept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string" calcext:value-type="string">
            <text:p>num_leav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xgboost</text:p>
          </table:table-cell>
          <table:table-cell office:value-type="string" calcext:value-type="string">
            <text:p>n_estimator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covered-table-cell/>
          <table:table-cell office:value-type="string" calcext:value-type="string">
            <text:p>max_dept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office:value-type="string" calcext:value-type="string">
            <text:p>objective</text:p>
          </table:table-cell>
          <table:table-cell office:value-type="string" calcext:value-type="string">
            <text:p>multi:softprob</text:p>
          </table:table-cell>
        </table:table-row>
        <table:table-row table:style-name="ro1">
          <table:covered-table-cell/>
          <table:table-cell office:value-type="string" calcext:value-type="string">
            <text:p>learning_rate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max_depth</text:p>
          </table:table-cell>
          <table:table-cell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6">00/00/0000</text:date>, <text:time style:data-style-name="N2" text:time-value="16:14:47.471448761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0T15:55:07.201052464</meta:creation-date>
    <dc:date>2024-04-26T16:15:16.887045345</dc:date>
    <meta:editing-duration>PT31M16S</meta:editing-duration>
    <meta:editing-cycles>4</meta:editing-cycles>
    <meta:generator>LibreOffice/7.6.6.3$Linux_X86_64 LibreOffice_project/60$Build-3</meta:generator>
    <meta:document-statistic meta:table-count="1" meta:cell-count="49" meta:object-count="0"/>
  </office:meta>
</office:document-meta>
</file>